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Lohit Hindi1" svg:font-family="'Lohit Hindi'"/>
    <style:font-face style:name="MS Song" svg:font-family="'MS Song'"/>
    <style:font-face style:name="Times New Roman" svg:font-family="'Times New Roman'"/>
    <style:font-face style:name="Verdana1" svg:font-family="Verdana"/>
    <style:font-face style:name="Verdana" svg:font-family="Verdana, Geneva, Arial, Helvetica, sans-serif"/>
    <style:font-face style:name="verdana" svg:font-family="verdana"/>
    <style:font-face style:name="宋体1" svg:font-family="宋体"/>
    <style:font-face style:name="宋体" svg:font-family="宋体, 'MS Song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.104cm" table:align="center"/>
    </style:style>
    <style:style style:name="Table1.A" style:family="table-column">
      <style:table-column-properties style:column-width="12.10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7.597cm" table:align="center"/>
    </style:style>
    <style:style style:name="Table2.A" style:family="table-column">
      <style:table-column-properties style:column-width="7.597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9.532cm" table:align="center"/>
    </style:style>
    <style:style style:name="Table3.A" style:family="table-column">
      <style:table-column-properties style:column-width="9.532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0.906cm" table:align="center"/>
    </style:style>
    <style:style style:name="Table4.A" style:family="table-column">
      <style:table-column-properties style:column-width="10.906cm"/>
    </style:style>
    <style:style style:name="Table4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style:line-height-at-least="0.635cm" fo:orphans="2" fo:widows="2"/>
      <style:text-properties fo:font-variant="normal" fo:text-transform="none" fo:color="#3b3b3b" fo:letter-spacing="normal"/>
    </style:style>
    <style:style style:name="P2" style:family="paragraph" style:parent-style-name="Text_20_body">
      <style:paragraph-properties fo:margin-left="0cm" fo:margin-right="0cm" fo:margin-top="0cm" fo:margin-bottom="0cm" style:line-height-at-least="0.635cm" fo:text-align="justify" style:justify-single-word="false" fo:orphans="2" fo:widows="2" fo:text-indent="0cm" style:auto-text-indent="false"/>
      <style:text-properties fo:font-variant="normal" fo:text-transform="none" fo:color="#4b4b4b" fo:letter-spacing="normal"/>
    </style:style>
    <style:style style:name="P3" style:family="paragraph" style:parent-style-name="Text_20_body">
      <style:paragraph-properties fo:margin-left="0cm" fo:margin-right="0cm" fo:margin-top="0cm" fo:margin-bottom="0cm" style:line-height-at-least="0.635cm" fo:text-align="justify" style:justify-single-word="false" fo:orphans="2" fo:widows="2" fo:text-indent="0cm" style:auto-text-indent="false"/>
      <style:text-properties fo:font-variant="normal" fo:text-transform="none" fo:color="#3b3b3b" fo:letter-spacing="normal" style:font-name-asian="Verdana" style:font-size-asian="9pt" style:font-style-asian="normal" style:font-weight-asian="normal"/>
    </style:style>
    <style:style style:name="P4" style:family="paragraph" style:parent-style-name="Text_20_body">
      <style:paragraph-properties fo:margin-left="0cm" fo:margin-right="0cm" fo:margin-top="0cm" fo:margin-bottom="0cm" style:line-height-at-least="0.688cm" fo:text-align="justify" style:justify-single-word="false" fo:orphans="2" fo:widows="2" fo:text-indent="0cm" style:auto-text-indent="false"/>
      <style:text-properties fo:font-variant="normal" fo:text-transform="none" fo:color="#3b3b3b" fo:letter-spacing="normal" style:font-name-asian="Verdana" style:font-size-asian="10pt" style:font-style-asian="normal" style:font-weight-asian="normal"/>
    </style:style>
    <style:style style:name="P5" style:family="paragraph" style:parent-style-name="Text_20_body">
      <style:paragraph-properties fo:margin-left="0cm" fo:margin-right="0cm" fo:margin-top="0cm" fo:margin-bottom="0cm" style:line-height-at-least="0.635cm" fo:text-align="justify" style:justify-single-word="false" fo:orphans="2" fo:widows="2" fo:text-indent="0cm" style:auto-text-indent="false"/>
      <style:text-properties fo:font-variant="normal" fo:text-transform="none" fo:color="#3b3b3b" fo:letter-spacing="normal"/>
    </style:style>
    <style:style style:name="P6" style:family="paragraph" style:parent-style-name="Text_20_body">
      <style:paragraph-properties fo:margin-left="0cm" fo:margin-right="0cm" fo:margin-top="0cm" fo:margin-bottom="0cm" style:line-height-at-least="0.688cm" fo:text-align="justify" style:justify-single-word="false" fo:orphans="2" fo:widows="2" fo:text-indent="0cm" style:auto-text-indent="false"/>
      <style:text-properties fo:font-variant="normal" fo:text-transform="none" fo:color="#3b3b3b" fo:letter-spacing="normal"/>
    </style:style>
    <style:style style:name="P7" style:family="paragraph" style:parent-style-name="Text_20_body">
      <style:paragraph-properties fo:margin-left="0cm" fo:margin-right="0cm" fo:margin-top="0cm" fo:margin-bottom="0cm" style:line-height-at-least="0.635cm" fo:text-align="justify" style:justify-single-word="false" fo:orphans="2" fo:widows="2" fo:text-indent="0cm" style:auto-text-indent="false"/>
      <style:text-properties fo:font-variant="normal" fo:text-transform="none" fo:color="#3b3b3b" style:font-name="Verdana" fo:font-size="9pt" fo:letter-spacing="normal" fo:font-style="normal" fo:font-weight="normal" fo:background-color="#c7c7c7"/>
    </style:style>
    <style:style style:name="P8" style:family="paragraph" style:parent-style-name="Text_20_body">
      <style:paragraph-properties fo:margin-left="0cm" fo:margin-right="0cm" fo:margin-top="0cm" fo:margin-bottom="0cm" style:line-height-at-least="0.635cm" fo:text-align="justify" style:justify-single-word="false" fo:orphans="2" fo:widows="2" fo:text-indent="0cm" style:auto-text-indent="false"/>
      <style:text-properties fo:font-variant="normal" fo:text-transform="none" fo:color="#3b3b3b" style:font-name="Verdana" fo:font-size="9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cm" style:line-height-at-least="0.688cm" fo:text-align="justify" style:justify-single-word="false" fo:orphans="2" fo:widows="2" fo:text-indent="0cm" style:auto-text-indent="false"/>
      <style:text-properties fo:font-variant="normal" fo:text-transform="none" fo:color="#3b3b3b" style:font-name="Verdana" fo:font-size="10pt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cm" style:line-height-at-least="0.635cm" fo:text-align="justify" style:justify-single-word="false" fo:orphans="2" fo:widows="2" fo:text-indent="0cm" style:auto-text-indent="false"/>
      <style:text-properties fo:font-variant="normal" fo:text-transform="none" fo:color="#3b3b3b" style:font-name="verdana" fo:font-size="9pt" fo:letter-spacing="normal" fo:language="en" fo:country="US" fo:font-style="normal" fo:font-weight="normal"/>
    </style:style>
    <style:style style:name="P11" style:family="paragraph" style:parent-style-name="Text_20_body">
      <style:paragraph-properties fo:margin-left="0cm" fo:margin-right="0cm" fo:margin-top="0cm" fo:margin-bottom="0cm" style:line-height-at-least="0.476cm" fo:text-align="justify" style:justify-single-word="false" fo:orphans="2" fo:widows="2" fo:text-indent="0cm" style:auto-text-indent="false"/>
      <style:text-properties fo:font-variant="normal" fo:text-transform="none" fo:color="#000000" fo:letter-spacing="normal"/>
    </style:style>
    <style:style style:name="P12" style:family="paragraph" style:parent-style-name="Text_20_body">
      <style:paragraph-properties fo:margin-left="0cm" fo:margin-right="0cm" fo:margin-top="0cm" fo:margin-bottom="0cm" style:line-height-at-least="0.635cm" fo:text-align="justify" style:justify-single-word="false" fo:orphans="2" fo:widows="2" fo:text-indent="0cm" style:auto-text-indent="false"/>
    </style:style>
    <style:style style:name="P13" style:family="paragraph" style:parent-style-name="Table_20_Contents">
      <style:paragraph-properties style:line-height-at-least="0.37cm"/>
      <style:text-properties fo:color="#454545" style:font-name="Verdana" fo:font-size="9pt"/>
    </style:style>
    <style:style style:name="P14" style:family="paragraph" style:parent-style-name="Table_20_Contents">
      <style:paragraph-properties fo:margin-top="0cm" fo:margin-bottom="0.499cm" style:line-height-at-least="0.37cm"/>
      <style:text-properties fo:color="#454545" style:font-name="Verdana" fo:font-size="9pt"/>
    </style:style>
    <style:style style:name="P15" style:family="paragraph" style:parent-style-name="Standard">
      <style:paragraph-properties fo:margin-top="0cm" fo:margin-bottom="0.499cm" style:line-height-at-least="0.635cm" fo:orphans="2" fo:widows="2"/>
      <style:text-properties fo:font-variant="normal" fo:text-transform="none" fo:color="#3b3b3b" fo:letter-spacing="normal"/>
    </style:style>
    <style:style style:name="P16" style:family="paragraph" style:parent-style-name="Standard">
      <style:paragraph-properties style:line-height-at-least="0.503cm" fo:orphans="2" fo:widows="2"/>
      <style:text-properties fo:font-variant="normal" fo:text-transform="none" fo:color="#4b4b4b" fo:letter-spacing="normal"/>
    </style:style>
    <style:style style:name="P17" style:family="paragraph" style:parent-style-name="Standard">
      <style:paragraph-properties fo:margin-left="0cm" fo:margin-right="0cm" style:line-height-at-least="0.503cm" fo:orphans="2" fo:widows="2" fo:text-indent="0cm" style:auto-text-indent="false"/>
    </style:style>
    <style:style style:name="P18" style:family="paragraph" style:parent-style-name="Standard">
      <style:paragraph-properties fo:margin-left="0cm" fo:margin-right="0cm" style:line-height-at-least="0.503cm" fo:orphans="2" fo:widows="2" fo:text-indent="0cm" style:auto-text-indent="false"/>
      <style:text-properties fo:font-variant="normal" fo:text-transform="none" fo:color="#333333" fo:letter-spacing="normal"/>
    </style:style>
    <style:style style:name="P19" style:family="paragraph" style:parent-style-name="Standard">
      <style:paragraph-properties style:line-height-at-least="0.688cm" fo:text-align="start" style:justify-single-word="false" fo:orphans="2" fo:widows="2"/>
      <style:text-properties fo:font-variant="normal" fo:text-transform="none" fo:color="#333333" fo:letter-spacing="normal"/>
    </style:style>
    <style:style style:name="P20" style:family="paragraph" style:parent-style-name="Standard">
      <style:paragraph-properties style:line-height-at-least="0.635cm" fo:text-align="start" style:justify-single-word="false" fo:orphans="2" fo:widows="2"/>
      <style:text-properties fo:font-variant="normal" fo:text-transform="none" fo:color="#3b3b3b" fo:letter-spacing="normal"/>
    </style:style>
    <style:style style:name="P21" style:family="paragraph" style:parent-style-name="Standard">
      <style:paragraph-properties fo:margin-top="0cm" fo:margin-bottom="0.499cm" style:line-height-at-least="0.635cm" fo:text-align="start" style:justify-single-word="false" fo:orphans="2" fo:widows="2"/>
      <style:text-properties fo:font-variant="normal" fo:text-transform="none" fo:color="#3b3b3b" fo:letter-spacing="normal"/>
    </style:style>
    <style:style style:name="P22" style:family="paragraph" style:parent-style-name="Text_20_body">
      <style:paragraph-properties style:line-height-at-least="0.688cm" fo:text-align="start" style:justify-single-word="false" fo:orphans="2" fo:widows="2"/>
      <style:text-properties fo:font-variant="normal" fo:text-transform="none" fo:color="#333333" fo:letter-spacing="normal"/>
    </style:style>
    <style:style style:name="P23" style:family="paragraph" style:parent-style-name="Text_20_body">
      <style:paragraph-properties fo:margin-left="0cm" fo:margin-right="0cm" fo:margin-top="0cm" fo:margin-bottom="0cm" style:line-height-at-least="0.741cm" fo:text-align="justify" style:justify-single-word="false" fo:orphans="2" fo:widows="2" fo:text-indent="0cm" style:auto-text-indent="false"/>
      <style:text-properties fo:font-variant="normal" fo:text-transform="none" fo:color="#333333" fo:letter-spacing="normal"/>
    </style:style>
    <style:style style:name="P24" style:family="paragraph" style:parent-style-name="Text_20_body">
      <style:paragraph-properties fo:margin-left="0cm" fo:margin-right="0cm" fo:margin-top="0cm" fo:margin-bottom="0cm" style:line-height-at-least="0.635cm" fo:text-align="justify" style:justify-single-word="false" fo:orphans="2" fo:widows="2" fo:text-indent="0cm" style:auto-text-indent="false"/>
      <style:text-properties fo:font-variant="normal" fo:text-transform="none" fo:color="#333333" fo:letter-spacing="normal"/>
    </style:style>
    <style:style style:name="P25" style:family="paragraph" style:parent-style-name="Text_20_body">
      <style:paragraph-properties fo:margin-left="0cm" fo:margin-right="0cm" fo:margin-top="0cm" fo:margin-bottom="0cm" style:line-height-at-least="0.635cm" fo:text-align="justify" style:justify-single-word="false" fo:orphans="2" fo:widows="2" fo:text-indent="0cm" style:auto-text-indent="false"/>
      <style:text-properties fo:font-variant="normal" fo:text-transform="none" fo:color="#3b3b3b" fo:letter-spacing="normal" style:font-name-asian="Arial" style:font-size-asian="9pt" style:font-style-asian="normal" style:font-weight-asian="normal"/>
    </style:style>
    <style:style style:name="P26" style:family="paragraph" style:parent-style-name="Text_20_body">
      <style:paragraph-properties fo:margin-left="0cm" fo:margin-right="0cm" fo:margin-top="0cm" fo:margin-bottom="0cm" style:line-height-at-least="0.741cm" fo:text-align="justify" style:justify-single-word="false" fo:orphans="2" fo:widows="2" fo:text-indent="0cm" style:auto-text-indent="false"/>
      <style:text-properties fo:font-variant="normal" fo:text-transform="none" fo:color="#3b3b3b" fo:letter-spacing="normal" style:font-name-asian="Arial" style:font-size-asian="10pt" style:font-style-asian="normal" style:font-weight-asian="normal"/>
    </style:style>
    <style:style style:name="P27" style:family="paragraph" style:parent-style-name="Text_20_body">
      <style:paragraph-properties fo:margin-left="0cm" fo:margin-right="0cm" fo:margin-top="0cm" fo:margin-bottom="0cm" style:line-height-at-least="0.635cm" fo:text-align="justify" style:justify-single-word="false" fo:orphans="2" fo:widows="2" fo:text-indent="0cm" style:auto-text-indent="false"/>
      <style:text-properties fo:font-variant="normal" fo:text-transform="none" fo:color="#3b3b3b" fo:letter-spacing="normal"/>
    </style:style>
    <style:style style:name="P28" style:family="paragraph" style:parent-style-name="Text_20_body">
      <style:paragraph-properties fo:margin-left="0cm" fo:margin-right="0cm" fo:margin-top="0cm" fo:margin-bottom="0cm" style:line-height-at-least="0.741cm" fo:text-align="justify" style:justify-single-word="false" fo:orphans="2" fo:widows="2" fo:text-indent="0cm" style:auto-text-indent="false"/>
      <style:text-properties fo:font-variant="normal" fo:text-transform="none" fo:color="#3b3b3b" fo:letter-spacing="normal"/>
    </style:style>
    <style:style style:name="P29" style:family="paragraph" style:parent-style-name="Text_20_body">
      <style:paragraph-properties fo:margin-left="0cm" fo:margin-right="0cm" fo:margin-top="0cm" fo:margin-bottom="0cm" style:line-height-at-least="0.635cm" fo:text-align="justify" style:justify-single-word="false" fo:orphans="2" fo:widows="2" fo:text-indent="0cm" style:auto-text-indent="false"/>
      <style:text-properties fo:font-variant="normal" fo:text-transform="none" fo:color="#3b3b3b" style:font-name="Arial" fo:font-size="9pt" fo:letter-spacing="normal" fo:font-style="normal" fo:font-weight="normal" fo:background-color="#c7c7c7"/>
    </style:style>
    <style:style style:name="P30" style:family="paragraph" style:parent-style-name="Text_20_body">
      <style:paragraph-properties fo:margin-left="0cm" fo:margin-right="0cm" fo:margin-top="0cm" fo:margin-bottom="0cm" style:line-height-at-least="0.635cm" fo:text-align="justify" style:justify-single-word="false" fo:orphans="2" fo:widows="2" fo:text-indent="0cm" style:auto-text-indent="false"/>
      <style:text-properties fo:font-variant="normal" fo:text-transform="none" fo:color="#3b3b3b" style:font-name="Arial" fo:font-size="9pt" fo:letter-spacing="normal" fo:font-style="normal" fo:font-weight="normal"/>
    </style:style>
    <style:style style:name="P31" style:family="paragraph" style:parent-style-name="Text_20_body">
      <style:paragraph-properties fo:margin-left="0cm" fo:margin-right="0cm" fo:margin-top="0cm" fo:margin-bottom="0cm" style:line-height-at-least="0.741cm" fo:text-align="justify" style:justify-single-word="false" fo:orphans="2" fo:widows="2" fo:text-indent="0cm" style:auto-text-indent="false"/>
      <style:text-properties fo:font-variant="normal" fo:text-transform="none" fo:color="#3b3b3b" style:font-name="Arial" fo:font-size="10pt" fo:letter-spacing="normal" fo:font-style="normal" fo:font-weight="normal"/>
    </style:style>
    <style:style style:name="P32" style:family="paragraph" style:parent-style-name="Text_20_body">
      <style:paragraph-properties fo:margin-left="0cm" fo:margin-right="0cm" fo:margin-top="0cm" fo:margin-bottom="0cm" style:line-height-at-least="0.476cm" fo:text-align="justify" style:justify-single-word="false" fo:orphans="2" fo:widows="2" fo:text-indent="0cm" style:auto-text-indent="false"/>
      <style:text-properties fo:font-variant="normal" fo:text-transform="none" fo:color="#000000" fo:letter-spacing="normal"/>
    </style:style>
    <style:style style:name="P33" style:family="paragraph" style:parent-style-name="Text_20_body">
      <style:paragraph-properties fo:margin-left="0cm" fo:margin-right="0cm" fo:margin-top="0cm" fo:margin-bottom="0cm" style:line-height-at-least="0.741cm" fo:text-align="justify" style:justify-single-word="false" fo:orphans="2" fo:widows="2" fo:text-indent="0cm" style:auto-text-indent="false"/>
      <style:text-properties fo:font-variant="normal" fo:text-transform="none" fo:color="#ff0000" style:font-name="Arial" fo:font-size="10.5pt" fo:letter-spacing="normal" fo:font-style="normal" fo:font-weight="normal"/>
    </style:style>
    <style:style style:name="P34" style:family="paragraph" style:parent-style-name="Text_20_body">
      <style:paragraph-properties fo:margin-left="0cm" fo:margin-right="0cm" fo:margin-top="0cm" fo:margin-bottom="0cm" style:line-height-at-least="0.635cm" fo:text-align="justify" style:justify-single-word="false" fo:orphans="2" fo:widows="2" fo:text-indent="0cm" style:auto-text-indent="false"/>
    </style:style>
    <style:style style:name="P35" style:family="paragraph" style:parent-style-name="Table_20_Contents">
      <style:paragraph-properties fo:margin-top="0cm" fo:margin-bottom="0.499cm"/>
    </style:style>
    <style:style style:name="T1" style:family="text">
      <style:text-properties style:font-name="Verdana" fo:font-size="9.75pt" fo:font-style="normal" fo:font-weight="normal"/>
    </style:style>
    <style:style style:name="T2" style:family="text">
      <style:text-properties style:font-name="Verdana" fo:font-size="9pt" fo:font-style="normal" fo:font-weight="normal"/>
    </style:style>
    <style:style style:name="T3" style:family="text">
      <style:text-properties style:font-name="Verdana" fo:font-size="10pt" fo:font-style="normal" fo:font-weight="normal"/>
    </style:style>
    <style:style style:name="T4" style:family="text">
      <style:text-properties style:font-name-asian="Verdana" style:font-size-asian="9.75pt" style:font-style-asian="normal" style:font-weight-asian="normal"/>
    </style:style>
    <style:style style:name="T5" style:family="text">
      <style:text-properties style:font-name-asian="Verdana" style:font-size-asian="9pt" style:font-style-asian="normal" style:font-weight-asian="normal"/>
    </style:style>
    <style:style style:name="T6" style:family="text">
      <style:text-properties style:font-name-asian="Verdana" style:font-size-asian="10pt" style:font-style-asian="normal" style:font-weight-asian="normal"/>
    </style:style>
    <style:style style:name="T7" style:family="text">
      <style:text-properties style:font-name="verdana" fo:font-size="9pt" fo:language="en" fo:country="US" fo:font-style="normal" fo:font-weight="normal"/>
    </style:style>
    <style:style style:name="T8" style:family="text">
      <style:text-properties fo:color="#3b3b3b"/>
    </style:style>
    <style:style style:name="T9" style:family="text">
      <style:text-properties fo:color="#3b3b3b" style:font-name="verdana" fo:font-size="9pt" fo:language="en" fo:country="US" fo:font-style="normal" fo:font-weight="normal"/>
    </style:style>
    <style:style style:name="T10" style:family="text">
      <style:text-properties fo:color="#3b3b3b" style:font-name-asian="Verdana" style:font-size-asian="9pt" style:font-style-asian="normal" style:font-weight-asian="normal"/>
    </style:style>
    <style:style style:name="T11" style:family="text">
      <style:text-properties fo:color="#3b3b3b" style:font-name-asian="Verdana" style:font-size-asian="9.75pt" style:font-style-asian="normal" style:font-weight-asian="normal"/>
    </style:style>
    <style:style style:name="T12" style:family="text">
      <style:text-properties fo:color="#3b3b3b" style:font-name-asian="宋体1" style:font-size-asian="9pt" style:font-style-asian="normal" style:font-weight-asian="normal"/>
    </style:style>
    <style:style style:name="T13" style:family="text">
      <style:text-properties fo:color="#3b3b3b" style:font-name-asian="Arial" style:font-size-asian="9pt" style:font-style-asian="normal" style:font-weight-asian="normal"/>
    </style:style>
    <style:style style:name="T14" style:family="text">
      <style:text-properties fo:color="#3b3b3b" style:font-name-asian="Arial" style:font-size-asian="10.5pt" style:font-style-asian="normal" style:font-weight-asian="normal"/>
    </style:style>
    <style:style style:name="T15" style:family="text">
      <style:text-properties style:font-name-asian="verdana" style:font-size-asian="9pt" style:language-asian="en" style:country-asian="US" style:font-style-asian="normal" style:font-weight-asian="normal"/>
    </style:style>
    <style:style style:name="T16" style:family="text">
      <style:text-properties style:font-name-asian="宋体1" style:font-size-asian="9pt" style:language-asian="en" style:country-asian="US" style:font-style-asian="normal" style:font-weight-asian="normal"/>
    </style:style>
    <style:style style:name="T17" style:family="text">
      <style:text-properties style:font-name-asian="宋体1" style:font-size-asian="9pt" style:font-style-asian="normal" style:font-weight-asian="normal"/>
    </style:style>
    <style:style style:name="T18" style:family="text">
      <style:text-properties fo:font-variant="normal" fo:text-transform="none" fo:color="#3b3b3b" style:font-name="Verdana" fo:font-size="9pt" fo:letter-spacing="normal" fo:font-style="normal" fo:font-weight="normal"/>
    </style:style>
    <style:style style:name="T19" style:family="text">
      <style:text-properties fo:font-variant="normal" fo:text-transform="none" fo:color="#3b3b3b" fo:letter-spacing="normal" style:font-name-asian="Verdana" style:font-size-asian="9pt" style:font-style-asian="normal" style:font-weight-asian="normal"/>
    </style:style>
    <style:style style:name="T20" style:family="text">
      <style:text-properties fo:font-variant="normal" fo:text-transform="none" fo:color="#3b3b3b" fo:letter-spacing="normal" style:font-name-asian="Arial" style:font-size-asian="9pt" style:font-style-asian="normal" style:font-weight-asian="normal"/>
    </style:style>
    <style:style style:name="T21" style:family="text">
      <style:text-properties fo:font-variant="normal" fo:text-transform="none" fo:color="#3b3b3b" style:font-name="Arial" fo:font-size="9pt" fo:letter-spacing="normal" fo:font-style="normal" fo:font-weight="normal"/>
    </style:style>
    <style:style style:name="T22" style:family="text">
      <style:text-properties fo:color="#000000" style:font-name-asian="Verdana" style:font-size-asian="9pt" style:font-style-asian="normal" style:font-weight-asian="normal"/>
    </style:style>
    <style:style style:name="T23" style:family="text">
      <style:text-properties fo:color="#000000" style:font-name="宋体" fo:font-size="9pt" fo:language="en" fo:country="US" fo:font-style="normal" fo:font-weight="normal"/>
    </style:style>
    <style:style style:name="T24" style:family="text">
      <style:text-properties fo:color="#000000" style:font-name-asian="verdana" style:font-size-asian="9pt" style:language-asian="en" style:country-asian="US" style:font-style-asian="normal" style:font-weight-asian="normal"/>
    </style:style>
    <style:style style:name="T25" style:family="text">
      <style:text-properties fo:color="#000000" style:font-name-asian="Arial" style:font-size-asian="9pt" style:font-style-asian="normal" style:font-weight-asian="normal"/>
    </style:style>
    <style:style style:name="T26" style:family="text">
      <style:text-properties fo:color="#000000" style:font-name="MS Song" fo:font-size="9pt" fo:language="en" fo:country="US" fo:font-style="normal" fo:font-weight="normal"/>
    </style:style>
    <style:style style:name="T27" style:family="text">
      <style:text-properties style:font-name="Times New Roman" fo:font-size="9pt" fo:language="en" fo:country="US"/>
    </style:style>
    <style:style style:name="T28" style:family="text">
      <style:text-properties style:font-name="Times New Roman" fo:font-size="9pt" fo:language="en" fo:country="US" fo:font-style="normal" fo:font-weight="normal"/>
    </style:style>
    <style:style style:name="T29" style:family="text">
      <style:text-properties style:font-name-asian="Times New Roman" style:font-size-asian="9pt" style:language-asian="en" style:country-asian="US" style:font-style-asian="normal" style:font-weight-asian="normal"/>
    </style:style>
    <style:style style:name="T30" style:family="text">
      <style:text-properties style:font-name-asian="Verdana1" style:font-size-asian="9pt" style:language-asian="en" style:country-asian="US" style:font-style-asian="normal" style:font-weight-asian="normal"/>
    </style:style>
    <style:style style:name="T31" style:family="text">
      <style:text-properties style:font-name-asian="Verdana1" style:font-size-asian="10.5pt" style:font-style-asian="normal" style:font-weight-asian="normal"/>
    </style:style>
    <style:style style:name="T32" style:family="text">
      <style:text-properties fo:color="#ff0000" style:font-name="verdana" fo:font-size="9pt" fo:language="en" fo:country="US" fo:font-style="normal" fo:font-weight="normal"/>
    </style:style>
    <style:style style:name="T33" style:family="text">
      <style:text-properties fo:color="#ff0000" style:font-name-asian="Verdana" style:font-size-asian="9pt" style:font-style-asian="normal" style:font-weight-asian="normal"/>
    </style:style>
    <style:style style:name="T34" style:family="text">
      <style:text-properties fo:color="#ff0000" style:font-name-asian="Arial" style:font-size-asian="9pt" style:font-style-asian="normal" style:font-weight-asian="normal"/>
    </style:style>
    <style:style style:name="T35" style:family="text">
      <style:text-properties fo:color="#ff0000" style:font-name-asian="Arial" style:font-size-asian="10.5pt" style:font-style-asian="normal" style:font-weight-asian="normal"/>
    </style:style>
    <style:style style:name="T36" style:family="text">
      <style:text-properties fo:color="#ff0000" style:font-name="Times New Roman" fo:font-size="9pt" fo:language="en" fo:country="US" fo:font-style="normal" fo:font-weight="normal"/>
    </style:style>
    <style:style style:name="T37" style:family="text">
      <style:text-properties fo:color="#ff0000" style:font-name-asian="Times New Roman" style:font-size-asian="9pt" style:language-asian="en" style:country-asian="US" style:font-style-asian="normal" style:font-weight-asian="normal"/>
    </style:style>
    <style:style style:name="T38" style:family="text">
      <style:text-properties fo:color="#ff0000" style:font-name="Arial" fo:font-size="10.5pt" fo:font-style="normal" fo:font-weight="normal"/>
    </style:style>
    <style:style style:name="T39" style:family="text">
      <style:text-properties style:font-name="Arial" fo:font-size="10.5pt" fo:font-style="normal" fo:font-weight="normal"/>
    </style:style>
    <style:style style:name="T40" style:family="text">
      <style:text-properties style:font-name="Arial" fo:font-size="10.5pt" fo:font-style="normal" fo:font-weight="normal" style:font-name-asian="Verdana" style:font-size-asian="9.75pt" style:font-style-asian="normal" style:font-weight-asian="normal"/>
    </style:style>
    <style:style style:name="T41" style:family="text">
      <style:text-properties style:font-name="Arial" fo:font-size="9pt" fo:font-style="normal" fo:font-weight="normal"/>
    </style:style>
    <style:style style:name="T42" style:family="text">
      <style:text-properties style:font-name="Arial" fo:font-size="10pt" fo:font-style="normal" fo:font-weight="normal"/>
    </style:style>
    <style:style style:name="T43" style:family="text">
      <style:text-properties style:font-name-asian="Arial" style:font-size-asian="10.5pt" style:font-style-asian="normal" style:font-weight-asian="normal"/>
    </style:style>
    <style:style style:name="T44" style:family="text">
      <style:text-properties style:font-name-asian="Arial" style:font-size-asian="9pt" style:font-style-asian="normal" style:font-weight-asian="normal"/>
    </style:style>
    <style:style style:name="T45" style:family="text">
      <style:text-properties style:font-name-asian="Ari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40">1. I2C </text:span><text:span text:style-name="T43">协议</text:span></text:p>
      <text:p text:style-name="P19"> </text:p>
      <text:p text:style-name="P20"> <text:span text:style-name="T7">1.1  I2C</text:span><text:span text:style-name="T15">总线工作原理</text:span></text:p>
      <text:p text:style-name="P19"><text:span text:style-name="T8">      </text:span><text:span text:style-name="T9">I2C</text:span><text:span text:style-name="T13">总线是由数据线</text:span><text:span text:style-name="T9">SDA</text:span><text:span text:style-name="T13">和时钟</text:span><text:span text:style-name="T9">SCL</text:span><text:span text:style-name="T13">构成的串行总线，各种被控制器件均并联在这条总线上，每个器件都有一个唯一的地址识别，可以作为总线上的一个发送器件或接收器件</text:span><text:span text:style-name="T9">(</text:span><text:span text:style-name="T13">具体由器件的功能决定</text:span><text:span text:style-name="T9">)</text:span></text:p>
      <text:p text:style-name="P21"><text:span text:style-name="T7">1.2  I2C</text:span><text:span text:style-name="T15">总线的几种信号状态</text:span></text:p>
      <text:p text:style-name="P24"><text:span text:style-name="T8">      </text:span><text:span text:style-name="T9">1.  </text:span><text:span text:style-name="T13">空闲状态：</text:span><text:span text:style-name="T9">SDA</text:span><text:span text:style-name="T13">和</text:span><text:span text:style-name="T9">SCL</text:span><text:span text:style-name="T13">都为高电平。</text:span></text:p>
      <text:p text:style-name="P24"><text:span text:style-name="T8">      </text:span><text:span text:style-name="T9">2.  </text:span><text:span text:style-name="T13">开始条件</text:span><text:span text:style-name="T9">(S)</text:span><text:span text:style-name="T13">：</text:span><text:span text:style-name="T9">SCL</text:span><text:span text:style-name="T13">为高电平时，</text:span><text:span text:style-name="T9">SDA</text:span><text:span text:style-name="T13">由高电平向低电平跳变，开始传送数据。</text:span></text:p>
      <text:p text:style-name="P24"><text:span text:style-name="T8">      </text:span><text:span text:style-name="T9">3.  </text:span><text:span text:style-name="T13">结束条件</text:span><text:span text:style-name="T9">(P)</text:span><text:span text:style-name="T13">：</text:span><text:span text:style-name="T9">SCL</text:span><text:span text:style-name="T13">为低电平时，</text:span><text:span text:style-name="T9">SDA</text:span><text:span text:style-name="T13">由低电平向高电平跳变，结束传送数据。</text:span></text:p>
      <text:p text:style-name="P24"><text:span text:style-name="T8">      </text:span><text:span text:style-name="T9">4.  </text:span><text:span text:style-name="T13">数据有效：在</text:span><text:span text:style-name="T9">SCL</text:span><text:span text:style-name="T13">的高电平期间，</text:span><text:span text:style-name="T14"> </text:span><text:span text:style-name="T9">SDA</text:span><text:span text:style-name="T13">保持稳定，数据有效。</text:span><text:span text:style-name="T9">SDA</text:span><text:span text:style-name="T13">的改变只能发生在</text:span><text:span text:style-name="T9">SCL</text:span><text:span text:style-name="T13">的底电平期间。</text:span><text:span text:style-name="T14"> </text:span></text:p>
      <text:p text:style-name="P24"><text:span text:style-name="T8">      </text:span><text:span text:style-name="T9">5.  ACK</text:span><text:span text:style-name="T13">信号</text:span><text:span text:style-name="T9">: </text:span><text:span text:style-name="T13">数据传输的过程中，接收器件每接收一个字节数据要产生一个</text:span><text:span text:style-name="T9">ACK</text:span><text:span text:style-name="T13">信号，向发送器件发出特定的低电平脉冲，表示已经收到数据。</text:span></text:p>
      <text:p text:style-name="P5"><text:span text:style-name="T7">1.3  I2C</text:span><text:span text:style-name="T44">总线基本操作</text:span></text:p>
      <text:p text:style-name="P5">      <text:span text:style-name="T7">I2C</text:span><text:span text:style-name="T44">总线必须由主器件（通常为微控制器）控制，主器件产生串行时钟（</text:span><text:span text:style-name="T7">SCL</text:span><text:span text:style-name="T44">），同时控制总线的传输方向，并产生开始和停止条件。</text:span></text:p>
      <text:p text:style-name="P5">      <text:span text:style-name="T44">数据传输中，首先主器件产生开始条件，随后是器件的控制字节（前七位是从器件的地址，最后一位为读写位 ）。接下来是读写操作的数据，以及 </text:span><text:span text:style-name="T7">ACK</text:span><text:span text:style-name="T44">响应信号。数据传输结束时，主器件产生停止条件</text:span></text:p>
      <text:p text:style-name="P5"> </text:p>
      <text:p text:style-name="P12"><text:span text:style-name="Strong_20_Emphasis"><text:span text:style-name="T21">2. Linux I2C </text:span></text:span><text:span text:style-name="Strong_20_Emphasis"><text:span text:style-name="T20">结构分析</text:span></text:span></text:p>
      <text:p text:style-name="P5"><text:span text:style-name="T41">2.1 </text:span><text:span text:style-name="T44">层次分析</text:span></text:p>
      <text:p text:style-name="P30">1. I2C Core</text:p>
      <text:p text:style-name="P5"> <text:span text:style-name="T41">I2C Core</text:span><text:span text:style-name="T45">用于维护</text:span><text:span text:style-name="T42">Linux</text:span><text:span text:style-name="T45">的</text:span><text:span text:style-name="T42">I2C</text:span><text:span text:style-name="T45">核心部分，</text:span><text:span text:style-name="T44">其中维护了两个静态的</text:span><text:span text:style-name="T7">List</text:span><text:span text:style-name="T44">，分别记录系统中的</text:span><text:span text:style-name="T7">I2C driver</text:span><text:span text:style-name="T44">结构和</text:span><text:span text:style-name="T7">I2C adapter</text:span><text:span text:style-name="T44">结构。</text:span></text:p>
      <text:p text:style-name="P29">static LIST_HEAD(adapters);</text:p>
      <text:p text:style-name="P29">static LIST_HEAD(drivers);</text:p>
      <text:p text:style-name="P5"><text:span text:style-name="T7">I2C core</text:span><text:span text:style-name="T44">提供接口函数，允许一个</text:span><text:span text:style-name="T7">I2C adatper</text:span><text:span text:style-name="T44">，</text:span><text:span text:style-name="T7">I2C driver</text:span><text:span text:style-name="T44">和</text:span><text:span text:style-name="T7">I2C client</text:span><text:span text:style-name="T44">初始化时在</text:span><text:span text:style-name="T7">I2C core</text:span><text:span text:style-name="T44">中进行注册，以及退出时进行注销。具体可以参见</text:span><text:span text:style-name="T41">i2c_core.c</text:span><text:span text:style-name="T44">代码。</text:span></text:p>
      <text:p text:style-name="P5"><text:span text:style-name="T44">同时还提供了</text:span><text:span text:style-name="T7">I2C</text:span><text:span text:style-name="T44">总线读写访问的一般接口（具体的实现在与</text:span><text:span text:style-name="T7">I2C</text:span><text:span text:style-name="T44">控制器相关的</text:span><text:span text:style-name="T7">I2C adapter</text:span><text:span text:style-name="T44">中实现），主要应用在</text:span><text:span text:style-name="T7">I2C</text:span><text:span text:style-name="T44">设备驱动中。</text:span></text:p>
      <text:p text:style-name="P25">常用的主要是</text:p>
      <text:p text:style-name="P29">i2c_master_send()</text:p>
      <text:p text:style-name="P29">i2c_master_recv()</text:p>
      <text:p text:style-name="P29">i2c_transfer()</text:p>
      <text:p text:style-name="P5"> </text:p>
      <text:p text:style-name="P30">2. I2C bus driver</text:p>
      <text:p text:style-name="P5"><text:span text:style-name="T25">总线驱动的职责，是为系统中每个</text:span><text:span text:style-name="T26">I2C</text:span><text:span text:style-name="T25">总线增加相应的读写方法。但是总线驱动本身并不会进行任何的通讯，它只是存在在那里，等待设备驱动调用其函数。</text:span></text:p>
      <text:p text:style-name="P11"><text:span text:style-name="T44">在系统开机时，首先装载的是</text:span><text:span text:style-name="T28">I2C</text:span><text:span text:style-name="T44">总线驱动</text:span><text:span text:style-name="T34">。一个总线驱动用于支持一条特定的</text:span><text:span text:style-name="T36">I2C</text:span><text:span text:style-name="T34">总线的读写。</text:span><text:span text:style-name="T44">一个总线驱动通常需要两个模块，</text:span><text:span text:style-name="T34">一个</text:span><text:span text:style-name="T36">struct i2c_adapter</text:span><text:span text:style-name="T34">和一个</text:span><text:span text:style-name="T36">struct i2c_algorithm</text:span><text:span text:style-name="T44">来描述：</text:span></text:p>
      <text:p text:style-name="P11"><text:soft-page-break/><text:span text:style-name="T29">在 </text:span><text:span text:style-name="T28">buses</text:span><text:span text:style-name="T29">目录下的</text:span><text:span text:style-name="T28">i2c-pxa.c</text:span><text:span text:style-name="T29">中实现了</text:span><text:span text:style-name="T28">PXA</text:span><text:span text:style-name="T29">的</text:span><text:span text:style-name="T28">I2C</text:span><text:span text:style-name="T29">总线适配器，</text:span><text:span text:style-name="T28">I2C adapter </text:span><text:span text:style-name="T29">构造一个对</text:span><text:span text:style-name="T28">I2C core</text:span><text:span text:style-name="T29">层接口的数据结构，并通过接口函数向</text:span><text:span text:style-name="T28">I2C core</text:span><text:span text:style-name="T29">注册一个控制器。</text:span><text:span text:style-name="T36">I2C adapter</text:span><text:span text:style-name="T37">主要实现对</text:span><text:span text:style-name="T36">I2C</text:span><text:span text:style-name="T37">总线访问的算法，</text:span><text:span text:style-name="T36">iic_xfer() </text:span><text:span text:style-name="T37">函数就是</text:span><text:span text:style-name="T36">I2C adapter</text:span><text:span text:style-name="T37">底层对</text:span><text:span text:style-name="T36">I2C</text:span><text:span text:style-name="T37">总线读写方法的实现。</text:span><text:span text:style-name="T29">同时</text:span><text:span text:style-name="T28">I2C adpter </text:span><text:span text:style-name="T29">中还实现了对</text:span><text:span text:style-name="T28">I2C</text:span><text:span text:style-name="T29">控制器中断的处理函数。 </text:span></text:p>
      <text:p text:style-name="P11"><text:span text:style-name="T28">1) i2c-pxa.c</text:span><text:span text:style-name="T29">定义了</text:span><text:span text:style-name="T28">i2c_algorithm</text:span><text:span text:style-name="T29">，并且实现了</text:span><text:span text:style-name="T28">master</text:span><text:span text:style-name="T29">的发送函数</text:span><text:span text:style-name="T28">i2c_pxa_xfer()</text:span><text:span text:style-name="T29">，以及设备查询总线的模式的函数</text:span><text:span text:style-name="T28">i2c_pxa_functionality()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static const struct i2c_algorithm i2c_pxa_algorithm = {<text:line-break/> .master_xfer = i2c_pxa_xfer,<text:line-break/> .functionality = i2c_pxa_functionality,<text:line-break/>};</text:p>
          </table:table-cell>
        </table:table-row>
      </table:table>
      <text:p text:style-name="P28"><text:span text:style-name="T42">2) i2c-pxa.c</text:span><text:span text:style-name="T45">中，实现了</text:span><text:span text:style-name="T42">i2c_adapter</text:span><text:span text:style-name="T45">，主要是在定义</text:span><text:span text:style-name="T42">pxa-i2c</text:span><text:span text:style-name="T45">时进行初始化，并且</text:span><text:span text:style-name="T42">i2c_pxa_probe()</text:span><text:span text:style-name="T45">中进行填充</text:span><text:span text:style-name="T42">parent</text:span><text:span text:style-name="T45">指针，并且调用</text:span></text:p>
      <text:p text:style-name="P31">ret = i2c_add_adapter(&amp;i2c-&gt;adap);</text:p>
      <text:p text:style-name="P26">进行添加。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static struct pxa_i2c i2c_pxa = {<text:line-break/> .lock = SPIN_LOCK_UNLOCKED,<text:line-break/> .adap = {<text:line-break/>  .owner  = THIS_MODULE,<text:line-break/>  .algo  = &amp;i2c_pxa_algorithm,<text:line-break/>  .name  = "pxa2xx-i2c.0",<text:line-break/>  .retries = 5,<text:line-break/> },<text:line-break/>};</text:p>
          </table:table-cell>
        </table:table-row>
      </table:table>
      <text:p text:style-name="P28"><text:span text:style-name="T44">总的来说，在</text:span><text:span text:style-name="T41">i2c-pxa</text:span><text:span text:style-name="T44">中，使用</text:span><text:span text:style-name="T41">platform</text:span><text:span text:style-name="T44">驱动模型，完成了</text:span><text:span text:style-name="T41">i2c</text:span><text:span text:style-name="T44">的总线两种模块</text:span><text:span text:style-name="T26">struct i2c_adapter</text:span><text:span text:style-name="T25">和</text:span><text:span text:style-name="T26">struct i2c_algorithm</text:span></text:p>
      <text:p text:style-name="P23"> </text:p>
      <text:p text:style-name="P33">3. I2C device driver</text:p>
      <text:p text:style-name="P23"><text:span text:style-name="T39">I2C</text:span><text:span text:style-name="T43">只有总线驱动是不够的，必须有设备才能工作。这就是</text:span><text:span text:style-name="T39">I2C device driver</text:span><text:span text:style-name="T43">的必要性。</text:span><text:span text:style-name="T39">I2C</text:span><text:span text:style-name="T43">的</text:span><text:span text:style-name="T39">device</text:span><text:span text:style-name="T43">是有</text:span><text:span text:style-name="T25">两个模块来描述的，</text:span><text:span text:style-name="T26">struct i2c_driver</text:span><text:span text:style-name="T25">和</text:span><text:span text:style-name="T26">struct i2c_client</text:span><text:span text:style-name="T25">。</text:span></text:p>
      <text:p text:style-name="P23"><text:span text:style-name="T43">在介绍</text:span><text:span text:style-name="T39">chips</text:span><text:span text:style-name="T43">目录下的</text:span><text:span text:style-name="T39">device driver</text:span><text:span text:style-name="T43">前有必要介绍一下</text:span><text:span text:style-name="T39">i2c-dev.c</text:span><text:span text:style-name="T43">文件。</text:span></text:p>
      <text:p text:style-name="P22">      <text:span text:style-name="T39">i2c-dev.c</text:span><text:span text:style-name="T43">中提供了一个通用的</text:span><text:span text:style-name="T39">I2C</text:span><text:span text:style-name="T43">设备的驱动程序，实现了字符类型设备的访问接口，对设备的具体访问是通过</text:span><text:span text:style-name="T39">I2C adapter</text:span><text:span text:style-name="T43">来实现的。构造一个对</text:span><text:span text:style-name="T38">I2C core</text:span><text:span text:style-name="T35">层接口的数据结构，通过接口函数向 </text:span><text:span text:style-name="T38">I2C Core</text:span><text:span text:style-name="T43">注册一个</text:span><text:span text:style-name="T39">I2C</text:span><text:span text:style-name="T43">设备驱动。同时构造一个对用户层接口的数据结构，并通过接口函数向内核注册为一个</text:span><text:span text:style-name="T35">主设备号为</text:span><text:span text:style-name="T38">89</text:span><text:span text:style-name="T35">的字符类型设备。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35">static struct i2c_driver i2cdev_driver = {<text:line-break/> .driver = {<text:line-break/>  .name = "dev_driver",<text:line-break/> },<text:line-break/> .id  = I2C_DRIVERID_I2CDEV,<text:line-break/> .attach_adapter = i2cdev_attach_adapter,<text:line-break/> .detach_adapter = i2cdev_detach_adapter,<text:line-break/> .detach_client = i2cdev_detach_client,<text:line-break/>};</text:p>
            <text:p text:style-name="P35"><text:soft-page-break/>struct i2c_dev {<text:line-break/> struct list_head list;<text:line-break/> struct i2c_adapter *adap;<text:line-break/> struct device *dev;<text:line-break/>};</text:p>
          </table:table-cell>
        </table:table-row>
      </table:table>
      <text:p text:style-name="P23"><text:span text:style-name="T43">该文件提供了用户层对</text:span><text:span text:style-name="T39">I2C</text:span><text:span text:style-name="T43">设备的访问，包括</text:span><text:span text:style-name="T39">open</text:span><text:span text:style-name="T43">，</text:span><text:span text:style-name="T39">read</text:span><text:span text:style-name="T43">，</text:span><text:span text:style-name="T39">write</text:span><text:span text:style-name="T43">，</text:span><text:span text:style-name="T39">ioctl</text:span><text:span text:style-name="T43">，</text:span><text:span text:style-name="T39">release</text:span><text:span text:style-name="T43">等常规文件操作，我们可以通过</text:span><text:span text:style-name="T39">open</text:span><text:span text:style-name="T43">函数打开 </text:span><text:span text:style-name="T39">I2C</text:span><text:span text:style-name="T43">的设备文件，通过</text:span><text:span text:style-name="T39">ioctl</text:span><text:span text:style-name="T43">函数设定要访问从设备的地址，然后就可以通过 </text:span><text:span text:style-name="T39">read</text:span><text:span text:style-name="T43">和</text:span><text:span text:style-name="T39">write</text:span><text:span text:style-name="T43">函数完成对</text:span><text:span text:style-name="T39">I2C</text:span><text:span text:style-name="T43">设备的读写操作。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static const struct file_operations i2cdev_fops = {<text:line-break/> .owner  = THIS_MODULE,<text:line-break/> .llseek  = no_llseek,<text:line-break/> .read  = i2cdev_read,<text:line-break/> .write  = i2cdev_write,<text:line-break/> .ioctl  = i2cdev_ioctl,<text:line-break/> .open  = i2cdev_open,<text:line-break/> .release = i2cdev_release,<text:line-break/>};</text:p>
          </table:table-cell>
        </table:table-row>
      </table:table>
      <text:p text:style-name="P22">      <text:span text:style-name="T31">注：</text:span><text:span text:style-name="T43">通过</text:span><text:span text:style-name="T39">I2C driver</text:span><text:span text:style-name="T43">提供的通用方法可以访问任何一个</text:span><text:span text:style-name="T39">I2C</text:span><text:span text:style-name="T43">的设备，但是其中实现的</text:span><text:span text:style-name="T39">read</text:span><text:span text:style-name="T43">，</text:span><text:span text:style-name="T39">write</text:span><text:span text:style-name="T43">及</text:span><text:span text:style-name="T39">ioctl</text:span><text:span text:style-name="T43">等功能完全是基于一般设备的实现，所有的操作数据都是基于字节流，没有明确的格式和意义。为了更方便和有效地使用</text:span><text:span text:style-name="T39">I2C</text:span><text:span text:style-name="T43">设备，我们可以为一个具体的</text:span><text:span text:style-name="T39">I2C</text:span><text:span text:style-name="T43">设备开发特定的</text:span><text:span text:style-name="T39">I2C</text:span><text:span text:style-name="T43">设备驱动程序，在驱动中完成对特定的数据格式的解释以及实现一些专用的功能。</text:span></text:p>
      <text:p text:style-name="P22"><text:span text:style-name="T43">在</text:span><text:span text:style-name="T39">chips</text:span><text:span text:style-name="T43">目录下包含着各种</text:span><text:span text:style-name="T39">device </text:span><text:span text:style-name="T43">的</text:span><text:span text:style-name="T39">driver</text:span><text:span text:style-name="T43">，完成各种从设备的注册。作为一般的</text:span><text:span text:style-name="T39">I2C</text:span><text:span text:style-name="T43">设备，使用</text:span><text:span text:style-name="T39">i2c-dev.c</text:span><text:span text:style-name="T43">里的操作足够完成操作了。</text:span></text:p>
      <text:p text:style-name="P22"><text:span text:style-name="T43">当然如果不能完成，则需要独立完成该驱动，这就是</text:span><text:span text:style-name="T39">chips</text:span><text:span text:style-name="T43">目录下的代码。因为</text:span><text:span text:style-name="T39">i2c-dev.c</text:span><text:span text:style-name="T43">已经实现了</text:span><text:span text:style-name="T39">I2C</text:span><text:span text:style-name="T43">设备的文件操作接口，所以只要实现</text:span><text:span text:style-name="T39">struct i2c_driver</text:span><text:span text:style-name="T43">就可以了。对于某些特殊的操作，可以使用</text:span><text:span text:style-name="T39">command</text:span><text:span text:style-name="T43">接口进行控制。 当然，对于</text:span><text:span text:style-name="T39">i2</text:span><text:span text:style-name="T43">接口的</text:span><text:span text:style-name="T39">fm</text:span><text:span text:style-name="T43">芯片，则将</text:span><text:span text:style-name="T39">struct i2c_driver</text:span><text:span text:style-name="T43">放在</text:span><text:span text:style-name="T39">i2c</text:span><text:span text:style-name="T43">的</text:span><text:span text:style-name="T39">chips</text:span><text:span text:style-name="T43">目录下，而将另外</text:span><text:span text:style-name="T39">fm</text:span><text:span text:style-name="T43">操作相关的代码放在了</text:span><text:span text:style-name="T39">/media/radio</text:span><text:span text:style-name="T43">目录下了。在这个目录下需要完成读写接口的完成，这个大部分使用</text:span><text:span text:style-name="T39">V4L2</text:span><text:span text:style-name="T43">架构。</text:span></text:p>
      <text:p text:style-name="P17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Lohit Hindi1" svg:font-family="'Lohit Hindi'"/>
    <style:font-face style:name="MS Song" svg:font-family="'MS Song'"/>
    <style:font-face style:name="Times New Roman" svg:font-family="'Times New Roman'"/>
    <style:font-face style:name="Verdana1" svg:font-family="Verdana"/>
    <style:font-face style:name="Verdana" svg:font-family="Verdana, Geneva, Arial, Helvetica, sans-serif"/>
    <style:font-face style:name="verdana" svg:font-family="verdana"/>
    <style:font-face style:name="宋体1" svg:font-family="宋体"/>
    <style:font-face style:name="宋体" svg:font-family="宋体, 'MS Song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zhe </meta:initial-creator>
    <meta:creation-date>2011-02-25T11:32:11</meta:creation-date>
    <dc:date>2011-08-02T11:51:12</dc:date>
    <dc:creator>azhe </dc:creator>
    <meta:editing-duration>PT00H12M57S</meta:editing-duration>
    <meta:editing-cycles>5</meta:editing-cycles>
    <meta:generator>OpenOffice.org/3.2$Unix OpenOffice.org_project/320m19$Build-9505</meta:generator>
    <meta:document-statistic meta:table-count="4" meta:image-count="0" meta:object-count="0" meta:page-count="3" meta:paragraph-count="50" meta:word-count="990" meta:character-count="3500"/>
  </office:meta>
</office:document-meta>
</file>